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22 15:04   |   <text:a xlink:type="simple" xlink:href="http://palinfo.habago.org/Entry?Command=Information_PrintForum&amp;iPage=3&amp;sType=FORUM#FORUM37587"><text:span text:style-name="T2">#</text:span></text:a></text:p>
      <text:p text:style-name="P2">卡韓政變<text:span text:style-name="T3"><text:s/>(90)</text:span>：正不勝邪<text:span text:style-name="T3"> <text:line-break/><text:line-break/></text:span>陳真<text:span text:style-name="T3"><text:s/>2019. 06. 22. <text:line-break/><text:line-break/><text:line-break/></text:span>記住這句話：現實世界中，不是邪不勝正，而是正不勝邪。<text:span text:style-name="T3"> <text:line-break/><text:line-break/></text:span>這兩天看到陳揮文說，選舉選到如此沒有人性的地步，韓國瑜何不乾脆退出，求得一身清靜與清白？情感上，我很認同陳揮文所說的<text:span text:style-name="T3"><text:s/>(</text:span>陳是極罕見的聰明、善良名嘴<text:span text:style-name="T3">)</text:span>。<text:span text:style-name="T3"> <text:line-break/><text:line-break/></text:span>韓雖不是我的家人，也不是我的友人，但人總有憐憫之心；一個好人，為國為民如此打拼，卻被四面八方人渣每天抹黑，打成過街老鼠，何苦呢？台灣的事就管它娘不就好了？何必飛娥撲火、以身相殉？<text:span text:style-name="T3"> <text:line-break/><text:line-break/></text:span>我對事情總有兩種情緒與態度並存，一是無限樂觀，一是極度絕望。後者是現實，而前者則只是一個夢。我不知道自己究竟是活在現實中還是始終活在夢裏？但夢終究還是給了我比較多的力量，從而也使得現實足以忍受，要不然我恐怕早已自殺。<text:span text:style-name="T3"> <text:line-break/><text:line-break/></text:span>上個世紀末雖然已經有了網路，但並不普及，好像也還沒有<text:span text:style-name="T3"><text:s/>google</text:span>或搜尋引擎<text:span text:style-name="T3"><text:s/>(</text:span>至少我那時候還不會使用<text:span text:style-name="T3">)</text:span>。當時曾有位外國學者在劍橋的哲學系<text:span text:style-name="T3">email</text:span>群組上發問，問說有沒有人知道維根斯坦講過一段類似的話？我很快就把這段話找出來給他。對方很訝異，畢竟這是幾乎不為人所知的一段談話，如何可能這麼快就能從維根斯坦浩瀚無涯的千萬文字中找出來？<text:span text:style-name="T3"> <text:line-break/><text:line-break/></text:span>這是因為我太了解維根斯坦了，不敢說倒背如流，至少是滾瓜爛熟，他的每一句話幾乎都能打動我的心，縈繞胸懷，揮之不去。<text:span text:style-name="T3"> <text:line-break/><text:line-break/></text:span>維根斯坦那段話是這麼說的：<text:span text:style-name="T3"> <text:line-break/><text:line-break/>Wittgenstein remarked that when someone said he was optimistic because the law of historical development showed that things were bound to get better--this was nothing he could admire. "On the other hand, if someone says: 'By the look of them, things are getting worse, and I can find no evidence to suggest that they will improve. And yet in spite of this, I believe things will get better!' --I can admire that." <text:line-break/><text:line-break/>(</text:span>如果有人根據某種歷史發展的法則，認為事情的發展很樂觀。維根斯坦說，這沒什麼好讓人佩服的。但是，倘若剛好相反，倘若有人認為事情顯然只會越來越糟，根本看不到一絲好轉的希望，但是儘管如此，我仍然相信明天會更好。維根斯坦說，這樣的態度贏得我的心。<text:span text:style-name="T3">) <text:line-break/><text:line-break/></text:span>不要說台灣社會是非善惡的崩壞瓦解，就連整個世界也一樣，正不勝邪，正直良善的一方總是被邪惡人渣壓著打，打成過街老鼠，白白布硬是染到黑。老實說，對於人類社會的將來，我實在看不出一點希望。但是，夢給了我一種幻覺，一種安慰，乃至一種信心，彷彿宇宙之間真有個神，祂會紀念這一切無辜與悲歡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